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ment(<text:span text:style-name="T3">id</text:span><text:span text:style-name="T1">, </text:span>title, year, stock, country FK COUNTRY)</text:p>
      <text:p text:style-name="P1">element_subjects(<text:span text:style-name="T3">element FK ELEMENT</text:span>, <text:span text:style-name="T3">subject FK SUBJECT</text:span>)</text:p>
      <text:p text:style-name="Preformatted_20_Text">magazine(<text:span text:style-name="T3">id FK ELEMENT</text:span>, isbn, publisher FK COMPANY)</text:p>
      <text:p text:style-name="Preformatted_20_Text">magazine_founder(<text:span text:style-name="T3">magazine FK MAGAZINE</text:span>, <text:span text:style-name="T3">founder FK PERSON</text:span>)</text:p>
      <text:p text:style-name="Preformatted_20_Text">book(<text:span text:style-name="T3">id FK ELEMENT</text:span>, isbn, edition_number, publisher FK COMPANY)</text:p>
      <text:p text:style-name="Preformatted_20_Text">book_author(<text:span text:style-name="T3">book FK MAGAZINE</text:span>, <text:span text:style-name="T3">author FK PERSON</text:span>)</text:p>
      <text:p text:style-name="Preformatted_20_Text">movie(<text:span text:style-name="T3">id FK ELEMENT</text:span><text:span text:style-name="T1">, </text:span><text:span text:style-name="T2">duration, director FK PERSON</text:span>)</text:p>
      <text:p text:style-name="Preformatted_20_Text">movie_starred_by(<text:span text:style-name="T3">movie FK MOVIE</text:span><text:span text:style-name="T5">, </text:span><text:span text:style-name="T3">protagonist FK PERSON</text:span><text:span text:style-name="T5">)</text:span></text:p>
      <text:p text:style-name="Preformatted_20_Text">movie_scripted_by(<text:span text:style-name="T3">movie FK MOVIE</text:span><text:span text:style-name="T5">, </text:span><text:span text:style-name="T3">scripter FK PERSON</text:span><text:span text:style-name="T5">)</text:span></text:p>
      <text:p text:style-name="Preformatted_20_Text">movie_produced_by(<text:span text:style-name="T3">movie FK MOVIE</text:span><text:span text:style-name="T6">, </text:span><text:span text:style-name="T3">producer FK PERSON</text:span><text:span text:style-name="T4">)</text:span></text:p>
      <text:p text:style-name="Preformatted_20_Text">videogame(<text:span text:style-name="T3">id FK ELEMENT</text:span><text:span text:style-name="T5">, director FK PERSON</text:span>)</text:p>
      <text:p text:style-name="Preformatted_20_Text">videogame_developed_by(<text:span text:style-name="T3">videogame FK VIDEOGAME</text:span><text:span text:style-name="T5">, </text:span><text:span text:style-name="T3">developing_company FK COMPANY</text:span>)</text:p>
      <text:p text:style-name="Preformatted_20_Text">videogame_published_by(<text:span text:style-name="T3">videogame FK VIDEOGAME</text:span><text:span text:style-name="T5">, </text:span><text:span text:style-name="T3">publisher_company FK COMPANY</text:span>)</text:p>
      <text:p text:style-name="Preformatted_20_Text">videogame_produced_by(<text:span text:style-name="T3">videogame FK VIDEOGAME</text:span><text:span text:style-name="T5">, </text:span><text:span text:style-name="T3">producer FK PERSON</text:span>)</text:p>
      <text:p text:style-name="Preformatted_20_Text">videogame_designed_by(<text:span text:style-name="T3">videogame FK VIDEOGAME</text:span><text:span text:style-name="T5">, </text:span><text:span text:style-name="T3">designer FK PERSON</text:span>)</text:p>
      <text:p text:style-name="Preformatted_20_Text">videogame_programmed_by(<text:span text:style-name="T3">videogame FK VIDEOGAME</text:span><text:span text:style-name="T5">, </text:span><text:span text:style-name="T3">programmer FK PERSON</text:span>)</text:p>
      <text:p text:style-name="Preformatted_20_Text">person(<text:span text:style-name="T3">id</text:span>, name, surnames)</text:p>
      <text:p text:style-name="Preformatted_20_Text">subject(<text:span text:style-name="T3">id</text:span>, name)</text:p>
      <text:p text:style-name="Preformatted_20_Text">country(<text:span text:style-name="T3">id</text:span>, name)</text:p>
      <text:p text:style-name="Preformatted_20_Text">company(<text:span text:style-name="T3">id</text:span>, name, industry, number_employe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0" meta:word-count="112" meta:character-count="1037"/>
    <dc:date>2017-07-13T11:06:58.38</dc:date>
    <dc:creator>Totti Ortiz</dc:creator>
    <meta:generator>OpenOffice/4.1.3$Win32 OpenOffice.org_project/413m1$Build-9783</meta:generator>
  </office:meta>
</office:document-meta>
</file>